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18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8.293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7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21/11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Smart contract template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Do smart contract snippet for Prof. Traub until JANUARY</text:p>
                <text:list>
                  <text:list-item>
                    <text:p>What we have to do in order to create and deploy a smart contract</text:p>
                  </text:list-item>
                  <text:list-item>
                    <text:p>Code snippe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7" draw:layer="layout" svg:width="25.199cm" svg:height="18.293cm" svg:x="1.27cm" svg:y="5.837cm" presentation:class="outline" presentation:user-transformed="true">
          <draw:text-box>
            <text:list text:style-name="L2">
              <text:list-item>
                <text:p text:style-name="P7"><text:span text:style-name="T2">Function which gives all blocks from my public key in order to link documents in the doc wallet</text:span></text:p>
              </text:list-item>
              <text:list-item>
                <text:p text:style-name="P7"><text:span text:style-name="T2">Incoming and outgoing blocks description</text:span></text:p>
              </text:list-item>
              <text:list-item>
                <text:p text:style-name="P7"><text:span text:style-name="T2">Customer &amp; company use case &amp; black boxes </text:span></text:p>
              </text:list-item>
              <text:list-item>
                <text:p text:style-name="P7"><text:span text:style-name="T2">Create a smart contract in order to store h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3H46M13S</meta:editing-duration>
    <meta:editing-cycles>32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21T16:33:48.532017599</dc:date>
    <meta:document-statistic meta:object-count="47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